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number="urn:oasis:names:tc:opendocument:xmlns:datastyle:1.0" xmlns:fo="urn:oasis:names:tc:opendocument:xmlns:xsl-fo-compatible:1.0" xmlns:of="urn:oasis:names:tc:opendocument:xmlns:of:1.2" office:version="1.2">
  <office:scripts/>
  <office:automatic-styles>
    <style:style style:name="co1" style:family="table-column">
      <style:table-column-properties fo:break-before="auto" style:column-width="2.5cm"/>
    </style:style>
    <style:style style:name="co2" style:family="table-column">
      <style:table-column-properties fo:break-before="auto" style:column-width="5cm"/>
    </style:style>
    <number:date-style style:name="nDate" number:automatic-order="true">
      <number:day number:style="long"/>
      <number:text>/</number:text>
      <number:month number:style="long"/>
      <number:text>/</number:text>
      <number:year/>
    </number:date-style>
    <number:time-style style:name="nTime">
      <number:hours number:style="long"/>
      <number:text>:</number:text>
      <number:minutes number:style="long"/>
      <number:text>:</number:text>
      <number:seconds number:style="long"/>
    </number:time-style>
    <number:date-style style:name="nDateTime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DateTimeMilliseconds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stDate" style:family="table-cell" style:parent-style-name="Default" style:data-style-name="nDate"/>
    <style:style style:name="stTime" style:family="table-cell" style:parent-style-name="Default" style:data-style-name="nTime"/>
    <style:style style:name="stDateTime" style:family="table-cell" style:parent-style-name="Default" style:data-style-name="nDateTime"/>
    <style:style style:name="stDateTimeMilliseconds" style:family="table-cell" style:parent-style-name="Default" style:data-style-name="nDateTimeMilliseconds"/>
  </office:automatic-styles>
  <office:body>
    <office:spreadsheet>
      <table:table table:name=" 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>
          <table:table-cell office:value-type="string">
            <text:p>Landuse</text:p>
          </table:table-cell>
          <table:table-cell office:value-type="string">
            <text:p>Name</text:p>
          </table:table-cell>
          <table:table-cell office:value-type="string">
            <text:p>LULC</text:p>
          </table:table-cell>
        </table:table-row>
        <table:table-row>
          <table:table-cell office:value-type="string">
            <text:p>A</text:p>
          </table:table-cell>
          <table:table-cell office:value-type="string">
            <text:p>Forest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AA</text:p>
          </table:table-cell>
          <table:table-cell office:value-type="string">
            <text:p>Evergreen Tree Forest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AA1</text:p>
          </table:table-cell>
          <table:table-cell office:value-type="string">
            <text:p>Camphor Tree Forest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AA2</text:p>
          </table:table-cell>
          <table:table-cell office:value-type="string">
            <text:p>Woodland Elaeocarpus Forest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AA3</text:p>
          </table:table-cell>
          <table:table-cell office:value-type="string">
            <text:p>Glossy Privet Forest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AA4</text:p>
          </table:table-cell>
          <table:table-cell office:value-type="string">
            <text:p>Timor White Gum Forest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AA5</text:p>
          </table:table-cell>
          <table:table-cell office:value-type="string">
            <text:p>Schima Tree Forest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AB</text:p>
          </table:table-cell>
          <table:table-cell office:value-type="string">
            <text:p>Decidious Tree Forest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AB1</text:p>
          </table:table-cell>
          <table:table-cell office:value-type="string">
            <text:p>Ginko Tree Forest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AB2</text:p>
          </table:table-cell>
          <table:table-cell office:value-type="string">
            <text:p>Dawn Redwood Forest</text:p>
          </table:table-cell>
          <table:table-cell office:value-type="string">
            <text:p>AB2</text:p>
          </table:table-cell>
        </table:table-row>
        <table:table-row>
          <table:table-cell office:value-type="string">
            <text:p>AB3</text:p>
          </table:table-cell>
          <table:table-cell office:value-type="string">
            <text:p>Black Locust Forest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AB4</text:p>
          </table:table-cell>
          <table:table-cell office:value-type="string">
            <text:p>Canadian Poplar Forest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AB5</text:p>
          </table:table-cell>
          <table:table-cell office:value-type="string">
            <text:p>Weeping Willow Forest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AB6</text:p>
          </table:table-cell>
          <table:table-cell office:value-type="string">
            <text:p>Japanese Pagoda Tree Forest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AB7</text:p>
          </table:table-cell>
          <table:table-cell office:value-type="string">
            <text:p>Chinese Wingnut Forest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AB8</text:p>
          </table:table-cell>
          <table:table-cell office:value-type="string">
            <text:p>Sibirian Elm Forest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AB9</text:p>
          </table:table-cell>
          <table:table-cell office:value-type="string">
            <text:p>Chinese Tallow Forest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AC</text:p>
          </table:table-cell>
          <table:table-cell office:value-type="string">
            <text:p>Corniferous Tree Forest</text:p>
          </table:table-cell>
          <table:table-cell office:value-type="string">
            <text:p>AC2</text:p>
          </table:table-cell>
        </table:table-row>
        <table:table-row>
          <table:table-cell office:value-type="string">
            <text:p>AC1</text:p>
          </table:table-cell>
          <table:table-cell office:value-type="string">
            <text:p>Chinese Red Pine Forest</text:p>
          </table:table-cell>
          <table:table-cell office:value-type="string">
            <text:p>AC2</text:p>
          </table:table-cell>
        </table:table-row>
        <table:table-row>
          <table:table-cell office:value-type="string">
            <text:p>AC2</text:p>
          </table:table-cell>
          <table:table-cell office:value-type="string">
            <text:p>Himalayan Cedar Forest</text:p>
          </table:table-cell>
          <table:table-cell office:value-type="string">
            <text:p>AC2</text:p>
          </table:table-cell>
        </table:table-row>
        <table:table-row>
          <table:table-cell office:value-type="string">
            <text:p>AC3</text:p>
          </table:table-cell>
          <table:table-cell office:value-type="string">
            <text:p>China Fir Forest</text:p>
          </table:table-cell>
          <table:table-cell office:value-type="string">
            <text:p>AC2</text:p>
          </table:table-cell>
        </table:table-row>
        <table:table-row>
          <table:table-cell office:value-type="string">
            <text:p>AC4</text:p>
          </table:table-cell>
          <table:table-cell office:value-type="string">
            <text:p>Chinese Thuja Forest</text:p>
          </table:table-cell>
          <table:table-cell office:value-type="string">
            <text:p>AC2</text:p>
          </table:table-cell>
        </table:table-row>
        <table:table-row>
          <table:table-cell office:value-type="string">
            <text:p>AC5</text:p>
          </table:table-cell>
          <table:table-cell office:value-type="string">
            <text:p>Australian Pine Tree Forest</text:p>
          </table:table-cell>
          <table:table-cell office:value-type="string">
            <text:p>AC2</text:p>
          </table:table-cell>
        </table:table-row>
        <table:table-row>
          <table:table-cell office:value-type="string">
            <text:p>AC6</text:p>
          </table:table-cell>
          <table:table-cell office:value-type="string">
            <text:p>Slash Pine Forest</text:p>
          </table:table-cell>
          <table:table-cell office:value-type="string">
            <text:p>AC2</text:p>
          </table:table-cell>
        </table:table-row>
        <table:table-row>
          <table:table-cell office:value-type="string">
            <text:p>AD</text:p>
          </table:table-cell>
          <table:table-cell office:value-type="string">
            <text:p>Bamboo Forest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AD1</text:p>
          </table:table-cell>
          <table:table-cell office:value-type="string">
            <text:p>Phyllostachys spp. Forest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AE</text:p>
          </table:table-cell>
          <table:table-cell office:value-type="string">
            <text:p>Evergreen Mixed Forest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AF</text:p>
          </table:table-cell>
          <table:table-cell office:value-type="string">
            <text:p>Decidious Mixed Forest</text:p>
          </table:table-cell>
          <table:table-cell office:value-type="string">
            <text:p>AB2</text:p>
          </table:table-cell>
        </table:table-row>
        <table:table-row>
          <table:table-cell office:value-type="string">
            <text:p>AG</text:p>
          </table:table-cell>
          <table:table-cell office:value-type="string">
            <text:p>Corniferous Mixed Forest</text:p>
          </table:table-cell>
          <table:table-cell office:value-type="string">
            <text:p>AC2</text:p>
          </table:table-cell>
        </table:table-row>
        <table:table-row>
          <table:table-cell office:value-type="string">
            <text:p>AH</text:p>
          </table:table-cell>
          <table:table-cell office:value-type="string">
            <text:p>Other Mixed Forest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B</text:p>
          </table:table-cell>
          <table:table-cell office:value-type="string">
            <text:p>Small Woods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BA</text:p>
          </table:table-cell>
          <table:table-cell office:value-type="string">
            <text:p>Small Woods &lt; 1ha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BB</text:p>
          </table:table-cell>
          <table:table-cell office:value-type="string">
            <text:p>Shrub Vegetation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BC</text:p>
          </table:table-cell>
          <table:table-cell office:value-type="string">
            <text:p>Tree Row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BD</text:p>
          </table:table-cell>
          <table:table-cell office:value-type="string">
            <text:p>Tree Alley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BE</text:p>
          </table:table-cell>
          <table:table-cell office:value-type="string">
            <text:p>Tree Group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BF</text:p>
          </table:table-cell>
          <table:table-cell office:value-type="string">
            <text:p>Single Tree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BG</text:p>
          </table:table-cell>
          <table:table-cell office:value-type="string">
            <text:p>Tree Nursery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BH</text:p>
          </table:table-cell>
          <table:table-cell office:value-type="string">
            <text:p>Riverside Vegetation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C</text:p>
          </table:table-cell>
          <table:table-cell office:value-type="string">
            <text:p>Wetlands</text:p>
          </table:table-cell>
          <table:table-cell/>
        </table:table-row>
        <table:table-row>
          <table:table-cell office:value-type="string">
            <text:p>CA</text:p>
          </table:table-cell>
          <table:table-cell office:value-type="string">
            <text:p>Coastal &amp; Estuarine Areas</text:p>
          </table:table-cell>
          <table:table-cell/>
        </table:table-row>
        <table:table-row>
          <table:table-cell office:value-type="string">
            <text:p>CA1</text:p>
          </table:table-cell>
          <table:table-cell office:value-type="string">
            <text:p>Intertidal Forested Wetlands</text:p>
          </table:table-cell>
          <table:table-cell/>
        </table:table-row>
        <table:table-row>
          <table:table-cell office:value-type="string">
            <text:p>CA10</text:p>
          </table:table-cell>
          <table:table-cell office:value-type="string">
            <text:p>Other Coastal &amp; Esturian Areas</text:p>
          </table:table-cell>
          <table:table-cell/>
        </table:table-row>
        <table:table-row>
          <table:table-cell office:value-type="string">
            <text:p>CA2</text:p>
          </table:table-cell>
          <table:table-cell office:value-type="string">
            <text:p>Intertidal Marshes</text:p>
          </table:table-cell>
          <table:table-cell/>
        </table:table-row>
        <table:table-row>
          <table:table-cell office:value-type="string">
            <text:p>CA3</text:p>
          </table:table-cell>
          <table:table-cell office:value-type="string">
            <text:p>Intertidal Mud Flats</text:p>
          </table:table-cell>
          <table:table-cell/>
        </table:table-row>
        <table:table-row>
          <table:table-cell office:value-type="string">
            <text:p>CA3</text:p>
          </table:table-cell>
          <table:table-cell office:value-type="string">
            <text:p>Intertidal Mud Flats</text:p>
          </table:table-cell>
          <table:table-cell/>
        </table:table-row>
        <table:table-row>
          <table:table-cell office:value-type="string">
            <text:p>CA4</text:p>
          </table:table-cell>
          <table:table-cell office:value-type="string">
            <text:p>Permanent Shallow Marine Waters</text:p>
          </table:table-cell>
          <table:table-cell/>
        </table:table-row>
        <table:table-row>
          <table:table-cell office:value-type="string">
            <text:p>CA5</text:p>
          </table:table-cell>
          <table:table-cell office:value-type="string">
            <text:p>Rocky Marine Shores</text:p>
          </table:table-cell>
          <table:table-cell/>
        </table:table-row>
        <table:table-row>
          <table:table-cell office:value-type="string">
            <text:p>CA6</text:p>
          </table:table-cell>
          <table:table-cell office:value-type="string">
            <text:p>Sand Shores</text:p>
          </table:table-cell>
          <table:table-cell/>
        </table:table-row>
        <table:table-row>
          <table:table-cell office:value-type="string">
            <text:p>CA7</text:p>
          </table:table-cell>
          <table:table-cell office:value-type="string">
            <text:p>Estuarine Waters</text:p>
          </table:table-cell>
          <table:table-cell/>
        </table:table-row>
        <table:table-row>
          <table:table-cell office:value-type="string">
            <text:p>CA8</text:p>
          </table:table-cell>
          <table:table-cell office:value-type="string">
            <text:p>Scrub swamp</text:p>
          </table:table-cell>
          <table:table-cell/>
        </table:table-row>
        <table:table-row>
          <table:table-cell office:value-type="string">
            <text:p>CA9</text:p>
          </table:table-cell>
          <table:table-cell office:value-type="string">
            <text:p>Mangroves</text:p>
          </table:table-cell>
          <table:table-cell/>
        </table:table-row>
        <table:table-row>
          <table:table-cell office:value-type="string">
            <text:p>CB</text:p>
          </table:table-cell>
          <table:table-cell office:value-type="string">
            <text:p>Inland Wetlands</text:p>
          </table:table-cell>
          <table:table-cell/>
        </table:table-row>
        <table:table-row>
          <table:table-cell office:value-type="string">
            <text:p>CB1</text:p>
          </table:table-cell>
          <table:table-cell office:value-type="string">
            <text:p>Permanent Freshwater Marshes</text:p>
          </table:table-cell>
          <table:table-cell/>
        </table:table-row>
        <table:table-row>
          <table:table-cell office:value-type="string">
            <text:p>CB2</text:p>
          </table:table-cell>
          <table:table-cell office:value-type="string">
            <text:p>Riverine Wetlands</text:p>
          </table:table-cell>
          <table:table-cell/>
        </table:table-row>
        <table:table-row>
          <table:table-cell office:value-type="string">
            <text:p>D</text:p>
          </table:table-cell>
          <table:table-cell office:value-type="string">
            <text:p>Residential Land</text:p>
          </table:table-cell>
          <table:table-cell office:value-type="string">
            <text:p>N</text:p>
          </table:table-cell>
        </table:table-row>
        <table:table-row>
          <table:table-cell office:value-type="string">
            <text:p>DA</text:p>
          </table:table-cell>
          <table:table-cell office:value-type="string">
            <text:p>Class I residential cluster land</text:p>
          </table:table-cell>
          <table:table-cell office:value-type="string">
            <text:p>N</text:p>
          </table:table-cell>
        </table:table-row>
        <table:table-row>
          <table:table-cell office:value-type="string">
            <text:p>DB</text:p>
          </table:table-cell>
          <table:table-cell office:value-type="string">
            <text:p>Class II residential cluster land</text:p>
          </table:table-cell>
          <table:table-cell office:value-type="string">
            <text:p>N</text:p>
          </table:table-cell>
        </table:table-row>
        <table:table-row>
          <table:table-cell office:value-type="string">
            <text:p>DC</text:p>
          </table:table-cell>
          <table:table-cell office:value-type="string">
            <text:p>Class III residential cluster land</text:p>
          </table:table-cell>
          <table:table-cell office:value-type="string">
            <text:p>N</text:p>
          </table:table-cell>
        </table:table-row>
        <table:table-row>
          <table:table-cell office:value-type="string">
            <text:p>DD</text:p>
          </table:table-cell>
          <table:table-cell office:value-type="string">
            <text:p>Class V residential cluster land</text:p>
          </table:table-cell>
          <table:table-cell office:value-type="string">
            <text:p>N</text:p>
          </table:table-cell>
        </table:table-row>
        <table:table-row>
          <table:table-cell office:value-type="string">
            <text:p>DE</text:p>
          </table:table-cell>
          <table:table-cell office:value-type="string">
            <text:p>Rural residential land</text:p>
          </table:table-cell>
          <table:table-cell office:value-type="string">
            <text:p>N</text:p>
          </table:table-cell>
        </table:table-row>
        <table:table-row>
          <table:table-cell office:value-type="string">
            <text:p>DE1</text:p>
          </table:table-cell>
          <table:table-cell office:value-type="string">
            <text:p>Class I rural residential land</text:p>
          </table:table-cell>
          <table:table-cell office:value-type="string">
            <text:p>N</text:p>
          </table:table-cell>
        </table:table-row>
        <table:table-row>
          <table:table-cell office:value-type="string">
            <text:p>DE2</text:p>
          </table:table-cell>
          <table:table-cell office:value-type="string">
            <text:p>Class II rural residential land</text:p>
          </table:table-cell>
          <table:table-cell office:value-type="string">
            <text:p>N</text:p>
          </table:table-cell>
        </table:table-row>
        <table:table-row>
          <table:table-cell office:value-type="string">
            <text:p>F</text:p>
          </table:table-cell>
          <table:table-cell office:value-type="string">
            <text:p>Water Bodies</text:p>
          </table:table-cell>
          <table:table-cell office:value-type="string">
            <text:p>F</text:p>
          </table:table-cell>
        </table:table-row>
        <table:table-row>
          <table:table-cell office:value-type="string">
            <text:p>FA</text:p>
          </table:table-cell>
          <table:table-cell office:value-type="string">
            <text:p>Creek</text:p>
          </table:table-cell>
          <table:table-cell office:value-type="string">
            <text:p>F</text:p>
          </table:table-cell>
        </table:table-row>
        <table:table-row>
          <table:table-cell office:value-type="string">
            <text:p>FB</text:p>
          </table:table-cell>
          <table:table-cell office:value-type="string">
            <text:p>Ditch</text:p>
          </table:table-cell>
          <table:table-cell office:value-type="string">
            <text:p>F</text:p>
          </table:table-cell>
        </table:table-row>
        <table:table-row>
          <table:table-cell office:value-type="string">
            <text:p>FC</text:p>
          </table:table-cell>
          <table:table-cell office:value-type="string">
            <text:p>Channel/River</text:p>
          </table:table-cell>
          <table:table-cell office:value-type="string">
            <text:p>F</text:p>
          </table:table-cell>
        </table:table-row>
        <table:table-row>
          <table:table-cell office:value-type="string">
            <text:p>FC1</text:p>
          </table:table-cell>
          <table:table-cell office:value-type="string">
            <text:p>Small</text:p>
          </table:table-cell>
          <table:table-cell office:value-type="string">
            <text:p>F</text:p>
          </table:table-cell>
        </table:table-row>
        <table:table-row>
          <table:table-cell office:value-type="string">
            <text:p>FC2</text:p>
          </table:table-cell>
          <table:table-cell office:value-type="string">
            <text:p>Middle</text:p>
          </table:table-cell>
          <table:table-cell office:value-type="string">
            <text:p>F</text:p>
          </table:table-cell>
        </table:table-row>
        <table:table-row>
          <table:table-cell office:value-type="string">
            <text:p>FC3</text:p>
          </table:table-cell>
          <table:table-cell office:value-type="string">
            <text:p>Large</text:p>
          </table:table-cell>
          <table:table-cell office:value-type="string">
            <text:p>F</text:p>
          </table:table-cell>
        </table:table-row>
        <table:table-row>
          <table:table-cell office:value-type="string">
            <text:p>FD</text:p>
          </table:table-cell>
          <table:table-cell office:value-type="string">
            <text:p>Pond/Lake</text:p>
          </table:table-cell>
          <table:table-cell office:value-type="string">
            <text:p>F</text:p>
          </table:table-cell>
        </table:table-row>
        <table:table-row>
          <table:table-cell office:value-type="string">
            <text:p>FD1</text:p>
          </table:table-cell>
          <table:table-cell office:value-type="string">
            <text:p>Small (Pond)</text:p>
          </table:table-cell>
          <table:table-cell office:value-type="string">
            <text:p>F</text:p>
          </table:table-cell>
        </table:table-row>
        <table:table-row>
          <table:table-cell office:value-type="string">
            <text:p>FD2</text:p>
          </table:table-cell>
          <table:table-cell office:value-type="string">
            <text:p>Middle (Pond/Lake)</text:p>
          </table:table-cell>
          <table:table-cell office:value-type="string">
            <text:p>F</text:p>
          </table:table-cell>
        </table:table-row>
        <table:table-row>
          <table:table-cell office:value-type="string">
            <text:p>FD3</text:p>
          </table:table-cell>
          <table:table-cell office:value-type="string">
            <text:p>Large (Lake)</text:p>
          </table:table-cell>
          <table:table-cell office:value-type="string">
            <text:p>F</text:p>
          </table:table-cell>
        </table:table-row>
        <table:table-row>
          <table:table-cell office:value-type="string">
            <text:p>FE</text:p>
          </table:table-cell>
          <table:table-cell office:value-type="string">
            <text:p>Harbour Basin</text:p>
          </table:table-cell>
          <table:table-cell office:value-type="string">
            <text:p>F</text:p>
          </table:table-cell>
        </table:table-row>
        <table:table-row>
          <table:table-cell office:value-type="string">
            <text:p>FF</text:p>
          </table:table-cell>
          <table:table-cell office:value-type="string">
            <text:p>Sea</text:p>
          </table:table-cell>
          <table:table-cell office:value-type="string">
            <text:p>F</text:p>
          </table:table-cell>
        </table:table-row>
        <table:table-row>
          <table:table-cell office:value-type="string">
            <text:p>FG</text:p>
          </table:table-cell>
          <table:table-cell office:value-type="string">
            <text:p>Glacier and perennial snow</text:p>
          </table:table-cell>
          <table:table-cell office:value-type="string">
            <text:p>N</text:p>
          </table:table-cell>
        </table:table-row>
        <table:table-row>
          <table:table-cell office:value-type="string">
            <text:p>G</text:p>
          </table:table-cell>
          <table:table-cell office:value-type="string">
            <text:p>Agricultural Land Type</text:p>
          </table:table-cell>
          <table:table-cell office:value-type="string">
            <text:p>GA</text:p>
          </table:table-cell>
        </table:table-row>
        <table:table-row>
          <table:table-cell office:value-type="string">
            <text:p>GA</text:p>
          </table:table-cell>
          <table:table-cell office:value-type="string">
            <text:p>Cropland</text:p>
          </table:table-cell>
          <table:table-cell office:value-type="string">
            <text:p>GA</text:p>
          </table:table-cell>
        </table:table-row>
        <table:table-row>
          <table:table-cell office:value-type="string">
            <text:p>GA1</text:p>
          </table:table-cell>
          <table:table-cell office:value-type="string">
            <text:p>Small</text:p>
          </table:table-cell>
          <table:table-cell office:value-type="string">
            <text:p>GA</text:p>
          </table:table-cell>
        </table:table-row>
        <table:table-row>
          <table:table-cell office:value-type="string">
            <text:p>GA10</text:p>
          </table:table-cell>
          <table:table-cell office:value-type="string">
            <text:p>Tomato</text:p>
          </table:table-cell>
          <table:table-cell office:value-type="string">
            <text:p>GA12</text:p>
          </table:table-cell>
        </table:table-row>
        <table:table-row>
          <table:table-cell office:value-type="string">
            <text:p>GA11</text:p>
          </table:table-cell>
          <table:table-cell office:value-type="string">
            <text:p>Green Pepper</text:p>
          </table:table-cell>
          <table:table-cell office:value-type="string">
            <text:p>GA12</text:p>
          </table:table-cell>
        </table:table-row>
        <table:table-row>
          <table:table-cell office:value-type="string">
            <text:p>GA12</text:p>
          </table:table-cell>
          <table:table-cell office:value-type="string">
            <text:p>Mixed vegetables</text:p>
          </table:table-cell>
          <table:table-cell office:value-type="string">
            <text:p>GA12</text:p>
          </table:table-cell>
        </table:table-row>
        <table:table-row>
          <table:table-cell office:value-type="string">
            <text:p>GA2</text:p>
          </table:table-cell>
          <table:table-cell office:value-type="string">
            <text:p>Medium &amp; Large</text:p>
          </table:table-cell>
          <table:table-cell office:value-type="string">
            <text:p>GA</text:p>
          </table:table-cell>
        </table:table-row>
        <table:table-row>
          <table:table-cell office:value-type="string">
            <text:p>GA3</text:p>
          </table:table-cell>
          <table:table-cell office:value-type="string">
            <text:p>Watermelon</text:p>
          </table:table-cell>
          <table:table-cell office:value-type="string">
            <text:p>GA12</text:p>
          </table:table-cell>
        </table:table-row>
        <table:table-row>
          <table:table-cell office:value-type="string">
            <text:p>GA4</text:p>
          </table:table-cell>
          <table:table-cell office:value-type="string">
            <text:p>Chinese Cabbage</text:p>
          </table:table-cell>
          <table:table-cell office:value-type="string">
            <text:p>GA12</text:p>
          </table:table-cell>
        </table:table-row>
        <table:table-row>
          <table:table-cell office:value-type="string">
            <text:p>GA5</text:p>
          </table:table-cell>
          <table:table-cell office:value-type="string">
            <text:p>Lettuce</text:p>
          </table:table-cell>
          <table:table-cell office:value-type="string">
            <text:p>GA12</text:p>
          </table:table-cell>
        </table:table-row>
        <table:table-row>
          <table:table-cell office:value-type="string">
            <text:p>GA6</text:p>
          </table:table-cell>
          <table:table-cell office:value-type="string">
            <text:p>Chinese Chives</text:p>
          </table:table-cell>
          <table:table-cell office:value-type="string">
            <text:p>GA12</text:p>
          </table:table-cell>
        </table:table-row>
        <table:table-row>
          <table:table-cell office:value-type="string">
            <text:p>GA7</text:p>
          </table:table-cell>
          <table:table-cell office:value-type="string">
            <text:p>Pakchoi</text:p>
          </table:table-cell>
          <table:table-cell office:value-type="string">
            <text:p>GA12</text:p>
          </table:table-cell>
        </table:table-row>
        <table:table-row>
          <table:table-cell office:value-type="string">
            <text:p>GA8</text:p>
          </table:table-cell>
          <table:table-cell office:value-type="string">
            <text:p>Asparagus Lettuce</text:p>
          </table:table-cell>
          <table:table-cell office:value-type="string">
            <text:p>GA12</text:p>
          </table:table-cell>
        </table:table-row>
        <table:table-row>
          <table:table-cell office:value-type="string">
            <text:p>GA9</text:p>
          </table:table-cell>
          <table:table-cell office:value-type="string">
            <text:p>Eggplant</text:p>
          </table:table-cell>
          <table:table-cell office:value-type="string">
            <text:p>GA12</text:p>
          </table:table-cell>
        </table:table-row>
        <table:table-row>
          <table:table-cell office:value-type="string">
            <text:p>GB</text:p>
          </table:table-cell>
          <table:table-cell office:value-type="string">
            <text:p>Paddy field</text:p>
          </table:table-cell>
          <table:table-cell office:value-type="string">
            <text:p>GB</text:p>
          </table:table-cell>
        </table:table-row>
        <table:table-row>
          <table:table-cell office:value-type="string">
            <text:p>GC</text:p>
          </table:table-cell>
          <table:table-cell office:value-type="string">
            <text:p>Greenhouses</text:p>
          </table:table-cell>
          <table:table-cell office:value-type="string">
            <text:p>N</text:p>
          </table:table-cell>
        </table:table-row>
        <table:table-row>
          <table:table-cell office:value-type="string">
            <text:p>GD</text:p>
          </table:table-cell>
          <table:table-cell office:value-type="string">
            <text:p>Meadow /pasture</text:p>
          </table:table-cell>
          <table:table-cell office:value-type="string">
            <text:p>GD</text:p>
          </table:table-cell>
        </table:table-row>
        <table:table-row>
          <table:table-cell office:value-type="string">
            <text:p>GE</text:p>
          </table:table-cell>
          <table:table-cell office:value-type="string">
            <text:p>Agroforestry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GF</text:p>
          </table:table-cell>
          <table:table-cell office:value-type="string">
            <text:p>Orchard</text:p>
          </table:table-cell>
          <table:table-cell office:value-type="string">
            <text:p>GF1</text:p>
          </table:table-cell>
        </table:table-row>
        <table:table-row>
          <table:table-cell office:value-type="string">
            <text:p>GF1</text:p>
          </table:table-cell>
          <table:table-cell office:value-type="string">
            <text:p>Peach Orchard</text:p>
          </table:table-cell>
          <table:table-cell office:value-type="string">
            <text:p>GF1</text:p>
          </table:table-cell>
        </table:table-row>
        <table:table-row>
          <table:table-cell office:value-type="string">
            <text:p>GF2</text:p>
          </table:table-cell>
          <table:table-cell office:value-type="string">
            <text:p>Pear Orchard</text:p>
          </table:table-cell>
          <table:table-cell office:value-type="string">
            <text:p>GF1</text:p>
          </table:table-cell>
        </table:table-row>
        <table:table-row>
          <table:table-cell office:value-type="string">
            <text:p>GH</text:p>
          </table:table-cell>
          <table:table-cell office:value-type="string">
            <text:p>Other</text:p>
          </table:table-cell>
          <table:table-cell office:value-type="string">
            <text:p>N</text:p>
          </table:table-cell>
        </table:table-row>
        <table:table-row>
          <table:table-cell office:value-type="string">
            <text:p>H</text:p>
          </table:table-cell>
          <table:table-cell office:value-type="string">
            <text:p>Idle Land Type/brownfield</text:p>
          </table:table-cell>
          <table:table-cell office:value-type="string">
            <text:p>GD</text:p>
          </table:table-cell>
        </table:table-row>
        <table:table-row>
          <table:table-cell office:value-type="string">
            <text:p>HA</text:p>
          </table:table-cell>
          <table:table-cell office:value-type="string">
            <text:p>Fallow</text:p>
          </table:table-cell>
          <table:table-cell office:value-type="string">
            <text:p>GD</text:p>
          </table:table-cell>
        </table:table-row>
        <table:table-row>
          <table:table-cell office:value-type="string">
            <text:p>HA1</text:p>
          </table:table-cell>
          <table:table-cell office:value-type="string">
            <text:p>Pioneer site</text:p>
          </table:table-cell>
          <table:table-cell office:value-type="string">
            <text:p>GD</text:p>
          </table:table-cell>
        </table:table-row>
        <table:table-row>
          <table:table-cell office:value-type="string">
            <text:p>HA2</text:p>
          </table:table-cell>
          <table:table-cell office:value-type="string">
            <text:p>Tall herbaceous vegetation</text:p>
          </table:table-cell>
          <table:table-cell office:value-type="string">
            <text:p>GD</text:p>
          </table:table-cell>
        </table:table-row>
        <table:table-row>
          <table:table-cell office:value-type="string">
            <text:p>HA3</text:p>
          </table:table-cell>
          <table:table-cell office:value-type="string">
            <text:p>Shrub or tree vegetation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KE</text:p>
          </table:table-cell>
          <table:table-cell office:value-type="string">
            <text:p>Cargo Site</text:p>
          </table:table-cell>
          <table:table-cell office:value-type="string">
            <text:p>N</text:p>
          </table:table-cell>
        </table:table-row>
        <table:table-row>
          <table:table-cell office:value-type="string">
            <text:p>KF</text:p>
          </table:table-cell>
          <table:table-cell office:value-type="string">
            <text:p>Commercial &amp; Business Area</text:p>
          </table:table-cell>
          <table:table-cell office:value-type="string">
            <text:p>N</text:p>
          </table:table-cell>
        </table:table-row>
        <table:table-row>
          <table:table-cell office:value-type="string">
            <text:p>L</text:p>
          </table:table-cell>
          <table:table-cell office:value-type="string">
            <text:p>Industrial &amp; Mining Land</text:p>
          </table:table-cell>
          <table:table-cell office:value-type="string">
            <text:p>N</text:p>
          </table:table-cell>
        </table:table-row>
        <table:table-row>
          <table:table-cell office:value-type="string">
            <text:p>LA</text:p>
          </table:table-cell>
          <table:table-cell office:value-type="string">
            <text:p>Industrial Facilities</text:p>
          </table:table-cell>
          <table:table-cell office:value-type="string">
            <text:p>N</text:p>
          </table:table-cell>
        </table:table-row>
        <table:table-row>
          <table:table-cell office:value-type="string">
            <text:p>LB</text:p>
          </table:table-cell>
          <table:table-cell office:value-type="string">
            <text:p>Mining Land</text:p>
          </table:table-cell>
          <table:table-cell office:value-type="string">
            <text:p>N</text:p>
          </table:table-cell>
        </table:table-row>
        <table:table-row>
          <table:table-cell office:value-type="string">
            <text:p>M</text:p>
          </table:table-cell>
          <table:table-cell office:value-type="string">
            <text:p>Public Facilities (eg. Administration. Sports. Recreational and Educational Facilities)</text:p>
          </table:table-cell>
          <table:table-cell office:value-type="string">
            <text:p>N</text:p>
          </table:table-cell>
        </table:table-row>
        <table:table-row>
          <table:table-cell office:value-type="string">
            <text:p>MA</text:p>
          </table:table-cell>
          <table:table-cell office:value-type="string">
            <text:p>Sports Ground</text:p>
          </table:table-cell>
          <table:table-cell office:value-type="string">
            <text:p>N</text:p>
          </table:table-cell>
        </table:table-row>
        <table:table-row>
          <table:table-cell office:value-type="string">
            <text:p>MA1</text:p>
          </table:table-cell>
          <table:table-cell office:value-type="string">
            <text:p>Paved Sports Ground</text:p>
          </table:table-cell>
          <table:table-cell office:value-type="string">
            <text:p>N</text:p>
          </table:table-cell>
        </table:table-row>
        <table:table-row>
          <table:table-cell office:value-type="string">
            <text:p>MA2</text:p>
          </table:table-cell>
          <table:table-cell office:value-type="string">
            <text:p>Unpaved Sports Ground</text:p>
          </table:table-cell>
          <table:table-cell office:value-type="string">
            <text:p>N</text:p>
          </table:table-cell>
        </table:table-row>
        <table:table-row>
          <table:table-cell office:value-type="string">
            <text:p>MA3</text:p>
          </table:table-cell>
          <table:table-cell office:value-type="string">
            <text:p>Green Sports Ground</text:p>
          </table:table-cell>
          <table:table-cell office:value-type="string">
            <text:p>GD</text:p>
          </table:table-cell>
        </table:table-row>
        <table:table-row>
          <table:table-cell office:value-type="string">
            <text:p>MB</text:p>
          </table:table-cell>
          <table:table-cell office:value-type="string">
            <text:p>Open Space/Public Green Space</text:p>
          </table:table-cell>
          <table:table-cell office:value-type="string">
            <text:p>GD</text:p>
          </table:table-cell>
        </table:table-row>
        <table:table-row>
          <table:table-cell office:value-type="string">
            <text:p>MB1</text:p>
          </table:table-cell>
          <table:table-cell office:value-type="string">
            <text:p>Scenic Spot</text:p>
          </table:table-cell>
          <table:table-cell office:value-type="string">
            <text:p>GD</text:p>
          </table:table-cell>
        </table:table-row>
        <table:table-row>
          <table:table-cell office:value-type="string">
            <text:p>MB2</text:p>
          </table:table-cell>
          <table:table-cell office:value-type="string">
            <text:p>Public Plaza</text:p>
          </table:table-cell>
          <table:table-cell office:value-type="string">
            <text:p>N</text:p>
          </table:table-cell>
        </table:table-row>
        <table:table-row>
          <table:table-cell office:value-type="string">
            <text:p>MB3</text:p>
          </table:table-cell>
          <table:table-cell office:value-type="string">
            <text:p>Playground/ Fitness Trail</text:p>
          </table:table-cell>
          <table:table-cell office:value-type="string">
            <text:p>N</text:p>
          </table:table-cell>
        </table:table-row>
        <table:table-row>
          <table:table-cell office:value-type="string">
            <text:p>MC</text:p>
          </table:table-cell>
          <table:table-cell office:value-type="string">
            <text:p>Educational Facilities</text:p>
          </table:table-cell>
          <table:table-cell office:value-type="string">
            <text:p>N</text:p>
          </table:table-cell>
        </table:table-row>
        <table:table-row>
          <table:table-cell office:value-type="string">
            <text:p>MD</text:p>
          </table:table-cell>
          <table:table-cell office:value-type="string">
            <text:p>Religious. Cultural and Spiritual Sites</text:p>
          </table:table-cell>
          <table:table-cell office:value-type="string">
            <text:p>N</text:p>
          </table:table-cell>
        </table:table-row>
        <table:table-row>
          <table:table-cell office:value-type="string">
            <text:p>ME</text:p>
          </table:table-cell>
          <table:table-cell office:value-type="string">
            <text:p>Administration &amp; Public Facilities</text:p>
          </table:table-cell>
          <table:table-cell office:value-type="string">
            <text:p>N</text:p>
          </table:table-cell>
        </table:table-row>
        <table:table-row>
          <table:table-cell office:value-type="string">
            <text:p>MF</text:p>
          </table:table-cell>
          <table:table-cell office:value-type="string">
            <text:p>Medical &amp; Recreation Facilities</text:p>
          </table:table-cell>
          <table:table-cell office:value-type="string">
            <text:p>N</text:p>
          </table:table-cell>
        </table:table-row>
        <table:table-row>
          <table:table-cell office:value-type="string">
            <text:p>MG</text:p>
          </table:table-cell>
          <table:table-cell office:value-type="string">
            <text:p>Social Welfare Facilities</text:p>
          </table:table-cell>
          <table:table-cell office:value-type="string">
            <text:p>N</text:p>
          </table:table-cell>
        </table:table-row>
        <table:table-row>
          <table:table-cell office:value-type="string">
            <text:p>MH</text:p>
          </table:table-cell>
          <table:table-cell office:value-type="string">
            <text:p>Other Public Facilities</text:p>
          </table:table-cell>
          <table:table-cell office:value-type="string">
            <text:p>N</text:p>
          </table:table-cell>
        </table:table-row>
        <table:table-row>
          <table:table-cell office:value-type="string">
            <text:p>MI</text:p>
          </table:table-cell>
          <table:table-cell office:value-type="string">
            <text:p>Military Land &amp; Facilities</text:p>
          </table:table-cell>
          <table:table-cell office:value-type="string">
            <text:p>N</text:p>
          </table:table-cell>
        </table:table-row>
        <table:table-row>
          <table:table-cell office:value-type="string">
            <text:p>MJ</text:p>
          </table:table-cell>
          <table:table-cell office:value-type="string">
            <text:p>Cemeteries</text:p>
          </table:table-cell>
          <table:table-cell office:value-type="string">
            <text:p>GD</text:p>
          </table:table-cell>
        </table:table-row>
        <table:table-row>
          <table:table-cell office:value-type="string">
            <text:p>N</text:p>
          </table:table-cell>
          <table:table-cell office:value-type="string">
            <text:p>Transportation Land</text:p>
          </table:table-cell>
          <table:table-cell office:value-type="string">
            <text:p>N</text:p>
          </table:table-cell>
        </table:table-row>
        <table:table-row>
          <table:table-cell office:value-type="string">
            <text:p>NA</text:p>
          </table:table-cell>
          <table:table-cell office:value-type="string">
            <text:p>Railway</text:p>
          </table:table-cell>
          <table:table-cell office:value-type="string">
            <text:p>N</text:p>
          </table:table-cell>
        </table:table-row>
        <table:table-row>
          <table:table-cell office:value-type="string">
            <text:p>NB</text:p>
          </table:table-cell>
          <table:table-cell office:value-type="string">
            <text:p>Highway</text:p>
          </table:table-cell>
          <table:table-cell office:value-type="string">
            <text:p>N</text:p>
          </table:table-cell>
        </table:table-row>
        <table:table-row>
          <table:table-cell office:value-type="string">
            <text:p>NC</text:p>
          </table:table-cell>
          <table:table-cell office:value-type="string">
            <text:p>Airport</text:p>
          </table:table-cell>
          <table:table-cell office:value-type="string">
            <text:p>N</text:p>
          </table:table-cell>
        </table:table-row>
        <table:table-row>
          <table:table-cell office:value-type="string">
            <text:p>ND</text:p>
          </table:table-cell>
          <table:table-cell office:value-type="string">
            <text:p>Port Land</text:p>
          </table:table-cell>
          <table:table-cell office:value-type="string">
            <text:p>N</text:p>
          </table:table-cell>
        </table:table-row>
        <table:table-row>
          <table:table-cell office:value-type="string">
            <text:p>NE</text:p>
          </table:table-cell>
          <table:table-cell office:value-type="string">
            <text:p>Railway Station</text:p>
          </table:table-cell>
          <table:table-cell office:value-type="string">
            <text:p>N</text:p>
          </table:table-cell>
        </table:table-row>
        <table:table-row>
          <table:table-cell office:value-type="string">
            <text:p>NF</text:p>
          </table:table-cell>
          <table:table-cell office:value-type="string">
            <text:p>Urban Roads</text:p>
          </table:table-cell>
          <table:table-cell office:value-type="string">
            <text:p>N</text:p>
          </table:table-cell>
        </table:table-row>
        <table:table-row>
          <table:table-cell office:value-type="string">
            <text:p>NG</text:p>
          </table:table-cell>
          <table:table-cell office:value-type="string">
            <text:p>Rural Roads</text:p>
          </table:table-cell>
          <table:table-cell office:value-type="string">
            <text:p>N</text:p>
          </table:table-cell>
        </table:table-row>
        <table:table-row>
          <table:table-cell office:value-type="string">
            <text:p>NH</text:p>
          </table:table-cell>
          <table:table-cell office:value-type="string">
            <text:p>Transportation Hub</text:p>
          </table:table-cell>
          <table:table-cell office:value-type="string">
            <text:p>N</text:p>
          </table:table-cell>
        </table:table-row>
        <table:table-row>
          <table:table-cell office:value-type="string">
            <text:p>NI</text:p>
          </table:table-cell>
          <table:table-cell office:value-type="string">
            <text:p>Other</text:p>
          </table:table-cell>
          <table:table-cell office:value-type="string">
            <text:p>N</text:p>
          </table:table-cell>
        </table:table-row>
        <table:table-row>
          <table:table-cell office:value-type="string">
            <text:p>O</text:p>
          </table:table-cell>
          <table:table-cell office:value-type="string">
            <text:p>Supply &amp; Disposal Facilities</text:p>
          </table:table-cell>
          <table:table-cell office:value-type="string">
            <text:p>N</text:p>
          </table:table-cell>
        </table:table-row>
        <table:table-row>
          <table:table-cell office:value-type="string">
            <text:p>OA</text:p>
          </table:table-cell>
          <table:table-cell office:value-type="string">
            <text:p>Supply Facilities</text:p>
          </table:table-cell>
          <table:table-cell office:value-type="string">
            <text:p>N</text:p>
          </table:table-cell>
        </table:table-row>
        <table:table-row>
          <table:table-cell office:value-type="string">
            <text:p>OB</text:p>
          </table:table-cell>
          <table:table-cell office:value-type="string">
            <text:p>Disposal Facilities</text:p>
          </table:table-cell>
          <table:table-cell office:value-type="string">
            <text:p>N</text:p>
          </table:table-cell>
        </table:table-row>
        <table:table-row>
          <table:table-cell office:value-type="string">
            <text:p>OC</text:p>
          </table:table-cell>
          <table:table-cell office:value-type="string">
            <text:p>Supply Facilities</text:p>
          </table:table-cell>
          <table:table-cell office:value-type="string">
            <text:p>N</text:p>
          </table:table-cell>
        </table:table-row>
        <table:table-row>
          <table:table-cell office:value-type="string">
            <text:p>R</text:p>
          </table:table-cell>
          <table:table-cell office:value-type="string">
            <text:p>Development &amp; Management Land</text:p>
          </table:table-cell>
          <table:table-cell office:value-type="string">
            <text:p>N</text:p>
          </table:table-cell>
        </table:table-row>
        <table:table-row>
          <table:table-cell office:value-type="string">
            <text:p>RA</text:p>
          </table:table-cell>
          <table:table-cell office:value-type="string">
            <text:p>Developmentland for Adminstration &amp; Public Facilities</text:p>
          </table:table-cell>
          <table:table-cell office:value-type="string">
            <text:p>N</text:p>
          </table:table-cell>
        </table:table-row>
        <table:table-row>
          <table:table-cell office:value-type="string">
            <text:p>RB</text:p>
          </table:table-cell>
          <table:table-cell office:value-type="string">
            <text:p>Ecological Management Land</text:p>
          </table:table-cell>
          <table:table-cell office:value-type="string">
            <text:p>GD</text:p>
          </table:table-cell>
        </table:table-row>
        <table:table-row>
          <table:table-cell office:value-type="string">
            <text:p>RC</text:p>
          </table:table-cell>
          <table:table-cell office:value-type="string">
            <text:p>Urban Development Land</text:p>
          </table:table-cell>
          <table:table-cell office:value-type="string">
            <text:p>N</text:p>
          </table:table-cell>
        </table:table-row>
        <table:table-row>
          <table:table-cell office:value-type="string">
            <text:p>RD</text:p>
          </table:table-cell>
          <table:table-cell office:value-type="string">
            <text:p>Other Development Land</text:p>
          </table:table-cell>
          <table:table-cell office:value-type="string">
            <text:p>N</text:p>
          </table:table-cell>
        </table:table-row>
        <table:table-row>
          <table:table-cell office:value-type="string">
            <text:p>XA</text:p>
          </table:table-cell>
          <table:table-cell office:value-type="string">
            <text:p>Plane Tree</text:p>
          </table:table-cell>
          <table:table-cell office:value-type="string">
            <text:p>XA</text:p>
          </table:table-cell>
        </table:table-row>
        <table:table-row>
          <table:table-cell office:value-type="string">
            <text:p>XB</text:p>
          </table:table-cell>
          <table:table-cell office:value-type="string">
            <text:p>Golden-rain Tree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Y</text:p>
          </table:table-cell>
          <table:table-cell office:value-type="string">
            <text:p>Other Land</text:p>
          </table:table-cell>
          <table:table-cell office:value-type="string">
            <text:p>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2">
  <office:styles>
    <style:style style:name="Default" style:family="table-cell">
</style:style>
  </office:styles>
</office:document-styles>
</file>

<file path=meta.xml><?xml version="1.0" encoding="utf-8"?>
<office:document-meta xmlns:office="urn:oasis:names:tc:opendocument:xmlns:office:1.0" office:version="1.2">
</office:document-meta>
</file>